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color="#000000" draw:fill="solid" draw:fill-color="#dddddd" fo:min-height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21cm" fo:min-width="3.09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4.53cm" fo:min-width="4.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Circle" draw:style-name="gr3" draw:text-style-name="P3" svg:width="6.404cm" svg:height="6.404cm" svg:x="2.097cm" svg:y="7.527cm"><text:p text:style-name="P3">This is a circle</text:p><text:p text:style-name="P3">This is a second paragrap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Frame1" text:anchor-type="paragraph" svg:x="11.675cm" svg:y="3.822cm" svg:width="6.198cm" draw:z-index="1"><draw:text-box fo:min-height="4.426cm"><text:p text:style-name="Drawing"><draw:custom-shape text:anchor-type="paragraph" draw:z-index="2" draw:name="Diamond" draw:style-name="gr2" draw:text-style-name="P2" svg:width="6.192cm" svg:height="4.419cm" svg:x="0.004cm" svg:y="0cm"><text:p text:style-name="P2">This is a diamon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Drawing <text:sequence text:ref-name="refDrawing0" text:name="Drawing" text:formula="ooow:Drawing+1" style:num-format="1">1</text:sequence>: Just a Diamond</text:p></draw:text-box></draw:frame><draw:frame text:anchor-type="paragraph" draw:z-index="3" draw:name="Text Frame 1" draw:style-name="gr1" draw:text-style-name="P1" svg:width="4.631cm" svg:height="3.361cm" svg:x="4.637cm" svg:y="2.79cm"><draw:text-box><text:p>This is a TextBox - Para1</text:p><text:p>Para2</text:p><text:p>Para3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6:46:30.271551091</meta:creation-date>
    <dc:date>2021-06-17T15:17:55.579652116</dc:date>
    <meta:editing-duration>PT4M36S</meta:editing-duration>
    <meta:editing-cycles>2</meta:editing-cycles>
    <meta:generator>LibreOfficeDev/7.2.0.0.alpha1$Linux_X86_64 LibreOffice_project/969da6e123d93b8f0b8b1f47908907f0c9e0d1f6</meta:generator>
    <meta:document-statistic meta:table-count="0" meta:image-count="0" meta:object-count="0" meta:page-count="1" meta:paragraph-count="1" meta:word-count="5" meta:character-count="25" meta:non-whitespace-character-count="21"/>
  </office:meta>
</office:document-meta>
</file>